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ea29" officeooo:paragraph-rsid="0001ea29"/>
    </style:style>
    <style:style style:name="P2" style:family="paragraph" style:parent-style-name="Standard">
      <style:paragraph-properties fo:text-align="center" style:justify-single-word="false"/>
      <style:text-properties officeooo:rsid="0001ea29" officeooo:paragraph-rsid="0001ea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AD ME</text:p>
      <text:p text:style-name="P1"/>
      <text:p text:style-name="P1">Some of the important things to note about the coding part. </text:p>
      <text:p text:style-name="P1"/>
      <text:p text:style-name="P1">1. I had uploaded two images named Required_triangle.bmp which is opaque one and another is Required_trianlge_trans.bmp which is the transparent one.</text:p>
      <text:p text:style-name="P1"/>
      <text:p text:style-name="P1">2. Both the transparent and opaque triangles are created by the function triangle_drawing(). Inside the function, there is variable named color. If the color is equal to 1, then the function will create an opaque triangles and if the color variable is assigned to 0, then the function will create transparent triangles. Both the conditions are given at the end of the same function. ( NOTE, also the important points are commented in the code as well)</text:p>
      <text:p text:style-name="P1"/>
      <text:p text:style-name="P1">3. Previously I had submitted Python code, which was drawing the trianlges with the help of build-in modules and got zero. Please accept this code.</text:p>
      <text:p text:style-name="P1"/>
      <text:p text:style-name="P1"/>
      <text:p text:style-name="P1"/>
      <text:p text:style-name="P1">References:</text:p>
      <text:p text:style-name="P1">1. I took some help from the source codes of the previous assignment ( codes were given by you)</text:p>
      <text:p text:style-name="P1">2. Took help from students to understand the concepts and working of C++ program.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5T22:39:24.700825255</meta:creation-date>
    <dc:date>2022-09-25T22:47:06.531726923</dc:date>
    <meta:editing-duration>PT7M44S</meta:editing-duration>
    <meta:editing-cycles>1</meta:editing-cycles>
    <meta:document-statistic meta:table-count="0" meta:image-count="0" meta:object-count="0" meta:page-count="1" meta:paragraph-count="8" meta:word-count="170" meta:character-count="1002" meta:non-whitespace-character-count="838"/>
    <meta:generator>LibreOffice/6.4.7.2$Linux_X86_64 LibreOffice_project/40$Build-2</meta:generator>
  </office:meta>
</office:document-meta>
</file>